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fef" officeooo:paragraph-rsid="0017cfef"/>
    </style:style>
    <style:style style:name="P2" style:family="paragraph" style:parent-style-name="Standard">
      <style:text-properties officeooo:rsid="00182b31" officeooo:paragraph-rsid="00182b31"/>
    </style:style>
    <style:style style:name="P3" style:family="paragraph" style:parent-style-name="Standard">
      <style:text-properties officeooo:rsid="00190a7f" officeooo:paragraph-rsid="00190a7f"/>
    </style:style>
    <style:style style:name="P4" style:family="paragraph" style:parent-style-name="Standard">
      <style:text-properties fo:font-size="18pt" fo:font-weight="bold" officeooo:rsid="00190a7f" officeooo:paragraph-rsid="00190a7f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a19a7" officeooo:paragraph-rsid="001a19a7"/>
    </style:style>
    <style:style style:name="P6" style:family="paragraph" style:parent-style-name="Standard">
      <style:paragraph-properties fo:text-align="center" style:justify-single-word="false"/>
      <style:text-properties fo:font-size="48pt" fo:font-weight="bold" officeooo:rsid="0017cfef" officeooo:paragraph-rsid="0017cfef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7cfef" officeooo:paragraph-rsid="0017cfef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.499cm" loext:contextual-spacing="false"/>
      <style:text-properties officeooo:rsid="001ae40e" officeooo:paragraph-rsid="001ae40e"/>
    </style:style>
    <style:style style:name="P9" style:family="paragraph" style:parent-style-name="Text_20_body">
      <style:paragraph-properties fo:margin-top="0cm" fo:margin-bottom="0.499cm" loext:contextual-spacing="false"/>
      <style:text-properties officeooo:rsid="001d430e" officeooo:paragraph-rsid="001d430e"/>
    </style:style>
    <style:style style:name="P10" style:family="paragraph" style:parent-style-name="Text_20_body">
      <style:paragraph-properties fo:margin-top="0cm" fo:margin-bottom="0.499cm" loext:contextual-spacing="false"/>
      <style:text-properties officeooo:rsid="001f3032" officeooo:paragraph-rsid="001f3032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1a19a7" officeooo:paragraph-rsid="001a19a7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1ae40e" officeooo:paragraph-rsid="001ae40e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ae40e" officeooo:paragraph-rsid="001ae40e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c1afa" officeooo:paragraph-rsid="001c1afa" style:font-size-asian="18pt" style:font-weight-asian="bold" style:font-size-complex="18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1f3032" officeooo:paragraph-rsid="001f3032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21667e" officeooo:paragraph-rsid="0021667e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1ae40e" officeooo:paragraph-rsid="001ae40e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bold" officeooo:rsid="001d430e" officeooo:paragraph-rsid="001d430e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rsid="001c1afa" officeooo:paragraph-rsid="001c1afa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1d430e" officeooo:paragraph-rsid="001d430e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tyle="normal" officeooo:rsid="001e0ae0" officeooo:paragraph-rsid="001e0ae0" style:font-style-asian="normal" style:font-style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style="normal" officeooo:rsid="001d430e" officeooo:paragraph-rsid="001d430e" style:font-style-asian="normal" style:font-style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tyle="normal" officeooo:rsid="001f3032" officeooo:paragraph-rsid="001f3032" style:font-style-asian="normal" style:font-style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normal" officeooo:rsid="0021667e" officeooo:paragraph-rsid="0021667e" style:font-style-asian="normal" style:font-style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normal" officeooo:rsid="0027d2fb" officeooo:paragraph-rsid="0027d2fb" style:font-style-asian="normal" style:font-style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normal" officeooo:rsid="0029e712" officeooo:paragraph-rsid="0029e712" style:font-style-asian="normal" style:font-style-complex="normal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rsid="00218cd3" officeooo:paragraph-rsid="00218cd3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2191b0" officeooo:paragraph-rsid="002191b0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337ed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267a4e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9a8c1"/>
    </style:style>
    <style:style style:name="P33" style:family="paragraph" style:parent-style-name="Heading_20_1">
      <style:paragraph-properties fo:margin-top="0cm" fo:margin-bottom="0.499cm" loext:contextual-spacing="false"/>
      <style:text-properties fo:font-size="10pt" fo:font-style="normal" fo:font-weight="normal" officeooo:rsid="0021667e" officeooo:paragraph-rsid="0021667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text-properties officeooo:rsid="00190a7f" officeooo:paragraph-rsid="00190a7f"/>
    </style:style>
    <style:style style:name="P35" style:family="paragraph" style:parent-style-name="Preformatted_20_Text">
      <style:text-properties officeooo:rsid="00182b31" officeooo:paragraph-rsid="00182b31"/>
    </style:style>
    <style:style style:name="P36" style:family="paragraph" style:parent-style-name="Preformatted_20_Text">
      <style:text-properties officeooo:rsid="00190a7f" officeooo:paragraph-rsid="00190a7f"/>
    </style:style>
    <style:style style:name="P37" style:family="paragraph" style:parent-style-name="Heading_20_2">
      <style:text-properties officeooo:rsid="00182b31" officeooo:paragraph-rsid="00182b31"/>
    </style:style>
    <style:style style:name="P38" style:family="paragraph" style:parent-style-name="Text_20_body">
      <style:paragraph-properties fo:margin-top="0cm" fo:margin-bottom="0.499cm" loext:contextual-spacing="false"/>
      <style:text-properties officeooo:rsid="001f3032" officeooo:paragraph-rsid="001f3032"/>
    </style:style>
    <style:style style:name="P39" style:family="paragraph" style:parent-style-name="Text_20_body">
      <style:paragraph-properties fo:margin-top="0cm" fo:margin-bottom="0.499cm" loext:contextual-spacing="false"/>
      <style:text-properties officeooo:rsid="0032848f" officeooo:paragraph-rsid="0032848f"/>
    </style:style>
    <style:style style:name="P40" style:family="paragraph" style:parent-style-name="Preformatted_20_Text">
      <style:paragraph-properties fo:margin-top="0cm" fo:margin-bottom="0.499cm" loext:contextual-spacing="false"/>
      <style:text-properties officeooo:paragraph-rsid="00251cb0"/>
    </style:style>
    <style:style style:name="P41" style:family="paragraph" style:parent-style-name="Preformatted_20_Text">
      <style:paragraph-properties fo:margin-top="0cm" fo:margin-bottom="0.499cm" loext:contextual-spacing="false"/>
      <style:text-properties officeooo:paragraph-rsid="0029a8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7a4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8pt" fo:font-weight="bold" officeooo:rsid="002337ed" style:font-size-asian="18pt" style:font-weight-asian="bold" style:font-size-complex="18pt" style:font-weight-complex="bold"/>
    </style:style>
    <style:style style:name="T6" style:family="text">
      <style:text-properties officeooo:rsid="00251cb0"/>
    </style:style>
    <style:style style:name="T7" style:family="text">
      <style:text-properties officeooo:rsid="00267a4e"/>
    </style:style>
    <style:style style:name="T8" style:family="text">
      <style:text-properties officeooo:rsid="0029809a"/>
    </style:style>
    <style:style style:name="T9" style:family="text">
      <style:text-properties officeooo:rsid="0029a8c1"/>
    </style:style>
    <style:style style:name="T10" style:family="text">
      <style:text-properties officeooo:rsid="002fb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 de instalação Ubuntu</text:p>
      <text:p text:style-name="P1"/>
      <text:p text:style-name="P7">Apache</text:p>
      <text:p text:style-name="P7">MariaDB</text:p>
      <text:p text:style-name="P7">PHP 7.2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2"><text:soft-page-break/>Atualizando o Ubuntu</text:h>
      <text:p text:style-name="P2"/>
      <text:p text:style-name="P35">sudo apt-get update</text:p>
      <text:p text:style-name="P11">sudo apt-get upgrade</text:p>
      <text:p text:style-name="P11">sudo apt-get dist-upgrade</text:p>
      <text:p text:style-name="P2"/>
      <text:p text:style-name="P4">Instalando o Servidor Apache</text:p>
      <text:p text:style-name="P3"/>
      <text:p text:style-name="P36">sudo apt-get install apache2 apache2-utils</text:p>
      <text:p text:style-name="P3"/>
      <text:p text:style-name="P34">Depois de instalado o Apache deve ser iniciado automaticamente. Confira seu status com o comando systemctl.</text:p>
      <text:p text:style-name="P11">systemctl status apache2</text:p>
      <text:p text:style-name="P5">Se não estiver em execução, use o comando systemctl start para inciá-lo:</text:p>
      <text:p text:style-name="P5"/>
      <text:p text:style-name="P12">sudo systemctl start apache2</text:p>
      <text:p text:style-name="P12">Para definir que o processo se inicie automaticamente você pode usar o comando:</text:p>
      <text:p text:style-name="P12">sudo systemctl enable apache2</text:p>
      <text:p text:style-name="P12">Para verificar a versão do Apache:</text:p>
      <text:p text:style-name="P12">apache2 -v</text:p>
      <text:p text:style-name="P12"/>
      <text:p text:style-name="P14">Instal<text:span text:style-name="T8">ar</text:span> o Curl</text:p>
      <text:p text:style-name="P13">sudo apt-get install curl</text:p>
      <text:p text:style-name="P13"/>
      <text:p text:style-name="P14">Instalar o MariaDB</text:p>
      <text:p text:style-name="P13">sudo apt-get install mariadb-server mariadb-client</text:p>
      <text:p text:style-name="P20">Nota: para instalar o MySQL o comando seria:</text:p>
      <text:p text:style-name="P20">sudo apt-get install mysql-server mysql-client</text:p>
      <text:p text:style-name="P13"/>
      <text:p text:style-name="P18">Para verificar o status do MariaDB você pode usar o comando:</text:p>
      <text:p text:style-name="P13">systemctl status mysql</text:p>
      <text:p text:style-name="P13"/>
      <text:p text:style-name="P18"><text:soft-page-break/>Se não estiver em execução, você pode iniciar o serviço com o comando:</text:p>
      <text:p text:style-name="P13">sudo systemctl start mysql</text:p>
      <text:p text:style-name="P18">Para ativar o mariaDB automaticamente quando o Ubuntu for iniciado:</text:p>
      <text:p text:style-name="P13">sudo systemctl enable mysql</text:p>
      <text:p text:style-name="P13"/>
      <text:p text:style-name="P18">Execute o script de segurança pós-instalação:</text:p>
      <text:p text:style-name="P13">sudo mysql_secure_instal<text:span text:style-name="T10">l</text:span>ation</text:p>
      <text:p text:style-name="P13"/>
      <text:p text:style-name="P8">Quando pedir que você digite a senha do root do MariaDB, pressione enter porque você ainda não definiu a senha do root.</text:p>
      <text:p text:style-name="Standard">Em seguida, digite <text:span text:style-name="T4">y</text:span> para definir a senha de root para o servidor MariaDB.</text:p>
      <text:p text:style-name="Standard">Em seguida, basta pressionar Enter para responder a todas as perguntas restantes. Isso removerá o usuário anônimo, desativará o login de root remoto e removerá o banco de dados de teste. Esta etapa é um requisito básico para a segurança do banco de dados MariaDB.</text:p>
      <text:p text:style-name="P13"/>
      <text:p text:style-name="P28">Você precisará criar um usuario para o MariaDB para evitar erros na hora de fazer a conexao com o banco de dados.</text:p>
      <text:p text:style-name="P28">Para entrar no banco de dados MariaDB utilize o comando:</text:p>
      <text:p text:style-name="P29">sudo mysql -u root -p</text:p>
      <text:p text:style-name="P29">digite a senha definida para o root e então você acessará o MariaDB. Em seguida digite os comandos:</text:p>
      <text:p text:style-name="P29">create user 'admin'@'%' IDENTIFIED BY 'workspace'; </text:p>
      <text:p text:style-name="P29">GRANT ALL PRIVILEGES ON *.* TO 'admin'@'%' WITH GRANT OPTION;</text:p>
      <text:p text:style-name="P29">Nesse exemplo, foi criado um usuario ‘admin’.</text:p>
      <text:p text:style-name="P15">Instalando o PHP 7.2</text:p>
      <text:p text:style-name="P20"><text:span text:style-name="Source_20_Text">sudo apt-get install php7.2-cli libapache2-mod-php7.2 php7.2-mysql php7.2-curl php-memcached php7.2-dev php7.2-sqlite3 php7.2-mbstring php7.2-gd php7.2-json</text:span></text:p>
      <text:p text:style-name="P21">para verificar se deu tudo certo:</text:p>
      <text:p text:style-name="P21">php -v</text:p>
      <text:p text:style-name="P21">para verificar todos os pacotes disponiveis para PHP 7.2:</text:p>
      <text:p text:style-name="P21">sudo apt-cache search php7.2</text:p>
      <text:p text:style-name="P21"/>
      <text:p text:style-name="P19"><text:soft-page-break/>Dica de segurança</text:p>
      <text:p text:style-name="P9">Vamos fazer uma pequena alteração na configuração do PHP para tornar nossa configuração mais segura.</text:p>
      <text:p text:style-name="Text_20_body">Abra o arquivo <text:span text:style-name="Source_20_Text">/etc/php/7.2/apache2/php.ini </text:span>com o nano e procure pela linha (ctrl + w) <text:span text:style-name="Strong_20_Emphasis"><text:span text:style-name="Source_20_Text">cgi.fix_pathinfo</text:span></text:span>, ela está comentada por <text:span text:style-name="Source_20_Text">;</text:span> e com valor setado para 1, descomente a linha e defina o valor para zero.</text:p>
      <text:p text:style-name="P21">Sudo nano /<text:span text:style-name="T1">etc</text:span><text:span text:style-name="T3">/php/7.2/apache2/php.ini</text:span></text:p>
      <text:p text:style-name="P22">cgi.fix_pathinfo=0</text:p>
      <text:p text:style-name="P22"/>
      <text:p text:style-name="P23">Esta é uma configuração previne que o PHP tente executar o arquivo mais PHP próximo se o arquivo solicitado não puder ser encontrado. Isso basicamente permitiria aos usuários elaborar pedidos PHP de uma forma que permitisse executar scripts que não deveriam ser autorizados a executar. Tudo certo, renicie o Apache com o comando abaixo</text:p>
      <text:p text:style-name="P21"><text:span text:style-name="Source_20_Text"><text:span text:style-name="T3">sudo systemctl restart apache2</text:span></text:span></text:p>
      <text:p text:style-name="P23"/>
      <text:p text:style-name="P16">Instalar o Xdebug</text:p>
      <text:p text:style-name="P24">Para instalar o xdebug basta usar o comando:</text:p>
      <text:p text:style-name="P24">sudo apt-get install php-xdebug</text:p>
      <text:p text:style-name="P24"/>
      <text:p text:style-name="P16">Instalar o GIT</text:p>
      <text:p text:style-name="P24">para instalar o git basta usar o comando:</text:p>
      <text:p text:style-name="P24">sudo apt-get install git</text:p>
      <text:p text:style-name="P16">Instalar o Unzip</text:p>
      <text:p text:style-name="P24">para instalar o unzip para descompactar pacotes use o comando:</text:p>
      <text:p text:style-name="P24">sudo apt-get install unzip</text:p>
      <text:p text:style-name="P16">Instalar o composer</text:p>
      <text:p text:style-name="P10"><text:span text:style-name="T3"/></text:p>
      <text:p text:style-name="P39"><text:span text:style-name="T3">Use o comando:</text:span></text:p>
      <text:p text:style-name="P39"><text:span text:style-name="T3">sudo apt-get install composer</text:span></text:p>
      <text:p text:style-name="P10"><text:soft-page-break/><text:span text:style-name="T3">Para instalar o </text:span><text:span text:style-name="Source_20_Text"><text:span text:style-name="T3">composer</text:span></text:span><text:span text:style-name="T3"> globalmente, utilize o seguinte comando que irá baixar e instalar o Composer como um comando disponível para todo o sistema chamado </text:span><text:span text:style-name="Source_20_Text"><text:span text:style-name="T3">composer</text:span></text:span><text:span text:style-name="T3">, dentro de </text:span><text:span text:style-name="Source_20_Text"><text:span text:style-name="T3">/usr/local/bin</text:span></text:span><text:span text:style-name="T3">: </text:span></text:p>
      <text:p text:style-name="P11"><text:span text:style-name="Source_20_Text">sudo php composer-setup.php --install-dir=/usr/local/bin –filename=composer</text:span></text:p>
      <text:p text:style-name="P30"><text:span text:style-name="Source_20_Text"><text:span text:style-name="T5">Instalar o PhpmyAdmin</text:span></text:span></text:p>
      <text:p text:style-name="P30"><text:span text:style-name="Source_20_Text"/></text:p>
      <text:p text:style-name="P32"><text:span text:style-name="Source_20_Text"><text:span text:style-name="T9">Certifique-se que você possui os pacotes php-mbstring e php-gettext instalados. Caso não os tenha instale com o comando:</text:span></text:span></text:p>
      <text:p text:style-name="P32"><text:span text:style-name="Source_20_Text"><text:span text:style-name="T9">sudo apt-get install php-mbstring php-gettext</text:span></text:span></text:p>
      <text:p text:style-name="P40"><text:span text:style-name="Source_20_Text"><text:span text:style-name="T6">Faça o download do PhpMyAdmin no site </text:span></text:span><text:a xlink:type="simple" xlink:href="https://www.phpmyadmin.net/" text:style-name="Internet_20_link" text:visited-style-name="Visited_20_Internet_20_Link"><text:span text:style-name="Source_20_Text"><text:span text:style-name="T6">https://www.phpmyadmin.net/</text:span></text:span></text:a><text:span text:style-name="Source_20_Text"><text:span text:style-name="T6">. Extraia o arquivo e renomeia o nome da pasta caso ache necessário, por exemplo. ‘Phpmyadmin’ em caixa baixa. </text:span></text:span></text:p>
      <text:p text:style-name="P31"><text:span text:style-name="Source_20_Text"><text:span text:style-name="T7">O comando ls lista os diretórios do sistema. Voce pode usar o comando cd para mudar para a pasta Downloads. Digite o seguinte comando para mover a pasta do PhpMyAdmin:</text:span></text:span></text:p>
      <text:p text:style-name="P31"><text:span text:style-name="Source_20_Text"><text:span text:style-name="T7">sudo mv phpmyadmin/ /</text:span></text:span><text:span text:style-name="Source_20_Text"><text:span text:style-name="T2">var/www/html/</text:span></text:span></text:p>
      <text:p text:style-name="P31"><text:span text:style-name="Source_20_Text"><text:span text:style-name="T2">O comando mv é usado para mover arquivos e diretórios.</text:span></text:span></text:p>
      <text:p text:style-name="P31"><text:span text:style-name="Source_20_Text"><text:span text:style-name="T2">Reinicie o servidor Apache com o comando:</text:span></text:span></text:p>
      <text:p text:style-name="P31"><text:span text:style-name="Source_20_Text"><text:span text:style-name="T2">sudo /etc/init.d/apache2 restart</text:span></text:span></text:p>
      <text:p text:style-name="P26">ou</text:p>
      <text:p text:style-name="P26">sudo systemctl restart apache2</text:p>
      <text:p text:style-name="P26">ou</text:p>
      <text:p text:style-name="P26">sudo service apache2 restart</text:p>
      <text:p text:style-name="P27">Você não conseguirá usar o phpMyAdmin com o usuário root, por isso, você deve criar um novo usuário como demonstrado na instalação do MariaDB:</text:p>
      <text:p text:style-name="P27">sudo mysql -u root -p</text:p>
      <text:p text:style-name="P27">Uma vez logado no MariaDB você deverá conceder as permissões necessárias para o usuário root:</text:p>
      <text:p text:style-name="P27">GRANT ALL PRIVILEGES ON *.* TO 'phpmyadmin'@'localhost';</text:p>
      <text:p text:style-name="P11">FLUSH PRIVILEGES;</text:p>
      <text:p text:style-name="P27"/>
      <text:p text:style-name="P27">ou criar um usuário novo:</text:p>
      <text:p text:style-name="P27">CREATE USER USERNAME IDENTIFIED by 'PASSWORD';</text:p>
      <text:p text:style-name="Preformatted_20_Text"><text:soft-page-break/>GRANT ALL PRIVILEGES ON *.* TO 'username'@'localhost';</text:p>
      <text:p text:style-name="P11">FLUSH PRIVILEGES;</text:p>
      <text:p text:style-name="P27"/>
      <text:p text:style-name="P17">Referência</text:p>
      <text:p text:style-name="P25"><text:a xlink:type="simple" xlink:href="https://matheuslima.com.br/instalando-o-apache-php-72-mysql-lamp" text:style-name="Internet_20_link" text:visited-style-name="Visited_20_Internet_20_Link">https://matheuslima.com.br/instalando-o-apache-php-72-mysql-lamp</text:a></text:p>
      <text:p text:style-name="P25"><text:a xlink:type="simple" xlink:href="https://sempreupdate.com.br/como-instalar-apache-mariadb-php7-lamp-stack-ubuntu-16-04-lts/" text:style-name="Internet_20_link" text:visited-style-name="Visited_20_Internet_20_Link">https://sempreupdate.com.br/como-instalar-apache-mariadb-php7-lamp-stack-ubuntu-16-04-lts/</text:a></text:p>
      <text:h text:style-name="P33" text:outline-level="1">mysqli_real_connect() (HY0001698) Access denied for user 'root'@'localhost'</text:h>
      <text:p text:style-name="P25"><text:a xlink:type="simple" xlink:href="https://www.youtube.com/watch?v=iqx6AqqCgCI" text:style-name="Internet_20_link" text:visited-style-name="Visited_20_Internet_20_Link">https://www.youtube.com/watch?v=iqx6AqqCgCI</text:a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2:06:08.745216544</meta:creation-date>
    <dc:date>2019-05-12T00:44:11.014899188</dc:date>
    <meta:editing-duration>PT6H7M10S</meta:editing-duration>
    <meta:editing-cycles>21</meta:editing-cycles>
    <meta:generator>LibreOffice/6.2.2.2$Linux_X86_64 LibreOffice_project/20$Build-2</meta:generator>
    <meta:document-statistic meta:table-count="0" meta:image-count="0" meta:object-count="0" meta:page-count="6" meta:paragraph-count="96" meta:word-count="774" meta:character-count="5180" meta:non-whitespace-character-count="4500"/>
  </office:meta>
</office:document-meta>
</file>